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Tableau2" style:family="table">
      <style:table-properties style:width="6.5in" fo:break-before="auto" fo:break-after="auto" table:align="margins" style:writing-mode="lr-tb"/>
    </style:style>
    <style:style style:name="Tableau2.A" style:family="table-column">
      <style:table-column-properties style:column-width="2.1667in" style:rel-column-width="21845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style:font-name="Consolas" style:font-name-asian="Consolas" style:font-name-complex="Consolas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top="0in" fo:margin-bottom="0in" fo:break-before="auto" fo:break-after="auto" style:writing-mode="lr-tb"/>
    </style:style>
    <style:style style:name="P8" style:family="paragraph" style:parent-style-name="Standard">
      <style:paragraph-properties fo:margin-top="0in" fo:margin-bottom="0in" fo:break-before="auto" fo:break-after="auto" style:writing-mode="lr-tb"/>
      <style:text-properties style:font-name="Consolas" style:font-name-asian="Consolas" style:font-name-complex="Consolas"/>
    </style:style>
    <style:style style:name="P9" style:family="paragraph" style:parent-style-name="Standard">
      <style:paragraph-properties fo:margin-left="0in" fo:margin-right="0in" fo:margin-top="0in" fo:margin-bottom="0in" fo:text-indent="0.5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.5in" style:auto-text-indent="false" fo:break-before="auto" fo:break-after="auto" style:writing-mode="lr-tb"/>
    </style:style>
    <style:style style:name="P11" style:family="paragraph" style:parent-style-name="Heading_20_2">
      <style:paragraph-properties fo:break-before="auto" fo:break-after="auto" style:writing-mode="lr-tb"/>
    </style:style>
    <style:style style:name="P12" style:family="paragraph" style:parent-style-name="Heading_20_2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13" style:family="paragraph" style:parent-style-name="Heading_20_2">
      <style:paragraph-properties style:writing-mode="lr-tb"/>
    </style:style>
    <style:style style:name="P14" style:family="paragraph" style:parent-style-name="Heading_20_2">
      <style:paragraph-properties fo:break-before="page" style:writing-mode="lr-tb"/>
    </style:style>
    <style:style style:name="P15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"><text:span text:style-name="T1">Wassim Chegham</text:span></text:p>
            <text:p text:style-name="P16"><text:span text:style-name="T1">Gurval Le Bouter</text:span></text:p>
          </table:table-cell>
          <table:table-cell table:style-name="Tableau2.A1" office:value-type="string">
            <text:p text:style-name="P2"><text:span text:style-name="T1">DOP - Compte rendu du TP OpenLaszlo - BD Contacts</text:span></text:p>
          </table:table-cell>
          <table:table-cell table:style-name="Tableau2.C1" office:value-type="string">
            <text:p text:style-name="P3"><text:span text:style-name="T1">M2 MITIC</text:span></text:p>
          </table:table-cell>
        </table:table-row>
      </table:table>
      <text:h text:style-name="P13" text:outline-level="10"><text:bookmark-start text:name="h.pn1m1mxu8e6d"/>Question<text:bookmark-end text:name="h.pn1m1mxu8e6d"/> 1</text:h>
      <text:p text:style-name="P7">Afin d’inclure un fichier externe dans un <text:span text:style-name="T2">dataset</text:span>, il convient d’utiliser son attribut <text:span text:style-name="T2">src</text:span>. Nous l’avons utilisé comme ceci : </text:p>
      <text:p text:style-name="P7"><text:span text:style-name="T3">&lt;</text:span><text:span text:style-name="T3">dataset</text:span><text:span text:style-name="T3"> </text:span><text:span text:style-name="T3">name</text:span><text:span text:style-name="T3">="</text:span><text:span text:style-name="T3">lesContacts</text:span><text:span text:style-name="T3">" </text:span><text:span text:style-name="T3">src</text:span><text:span text:style-name="T3">="</text:span><text:span text:style-name="T3">lesContacts</text:span><text:span text:style-name="T3">.</text:span><text:span text:style-name="T3">xml</text:span><text:span text:style-name="T3">"&gt;&lt;/</text:span><text:span text:style-name="T3">dataset</text:span><text:span text:style-name="T3">&gt;</text:span></text:p>
      <text:p text:style-name="P7">Le <text:span text:style-name="T2">datatset</text:span> contient donc les données du fichier lesContacts.xml.</text:p>
      <text:p text:style-name="P7">Nous avons également utilisé des <text:span text:style-name="T2">vbox</text:span> afin de disposer verticalement nos <text:span text:style-name="T2">inputtext</text:span>. Une <text:span text:style-name="T2">vbox</text:span> est l’équivalent moins verbeux d’une <text:span text:style-name="T2">view</text:span> avec un <text:span text:style-name="T2">simplelayout</text:span> sur l’axe y.</text:p>
      <text:h text:style-name="P11" text:outline-level="10"><text:bookmark-start text:name="h.u0gi9r17acc"/>Question<text:bookmark-end text:name="h.u0gi9r17acc"/> 2</text:h>
      <text:p text:style-name="P7">C’est l’attribut <text:span text:style-name="T2">shownitems</text:span> d’une <text:span text:style-name="T2">grid</text:span> qui permet de limiter le nombre d’items à afficher simultanément.</text:p>
      <text:p text:style-name="P7">Une <text:span text:style-name="T2">grid</text:span> s’utilise simplement, seulement le choix de mettre les éléments <text:span text:style-name="T2">gridcolumn</text:span> et <text:span text:style-name="T2">gridtext</text:span> à l’extérieur de l’élément <text:span text:style-name="T2">grid</text:span> surprend à la première vu.</text:p>
      <text:p text:style-name="P4">Il aurait paru plus logique d’avoir le code suivant:</text:p>
      <text:p text:style-name="P7"><text:span text:style-name="T3">&lt;</text:span><text:span text:style-name="T3">grid</text:span><text:span text:style-name="T3"> </text:span><text:span text:style-name="T3">datapath</text:span><text:span text:style-name="T3">="</text:span><text:span text:style-name="T3">lesContacts</text:span><text:span text:style-name="T3">:/</text:span><text:span text:style-name="T3">contacts</text:span><text:span text:style-name="T3">/" </text:span><text:span text:style-name="T3">contentdatapath</text:span><text:span text:style-name="T3">="</text:span><text:span text:style-name="T3">personne</text:span><text:span text:style-name="T3">"/&gt;</text:span></text:p>
      <text:p text:style-name="P7"><text:span text:style-name="T3">&lt;</text:span><text:span text:style-name="T3">gridtext</text:span><text:span text:style-name="T3"> </text:span><text:span text:style-name="T3">datapath</text:span><text:span text:style-name="T3">="@</text:span><text:span text:style-name="T3">id</text:span><text:span text:style-name="T3">" &gt;</text:span><text:span text:style-name="T3">Id</text:span><text:span text:style-name="T3">&lt;/</text:span><text:span text:style-name="T3">gridtext</text:span><text:span text:style-name="T3">&gt;</text:span></text:p>
      <text:p text:style-name="P7"><text:span text:style-name="T3">&lt;</text:span><text:span text:style-name="T3">gridtext</text:span><text:span text:style-name="T3"> </text:span><text:span text:style-name="T3">datapath</text:span><text:span text:style-name="T3">="@</text:span><text:span text:style-name="T3">nom</text:span><text:span text:style-name="T3">" &gt;</text:span><text:span text:style-name="T3">Nom</text:span><text:span text:style-name="T3">&lt;/</text:span><text:span text:style-name="T3">gridtext</text:span><text:span text:style-name="T3">&gt;</text:span></text:p>
      <text:p text:style-name="P7"/>
      <text:p text:style-name="P7">sous la forme:</text:p>
      <text:p text:style-name="P7"><text:span text:style-name="T3">&lt;</text:span><text:span text:style-name="T3">grid</text:span><text:span text:style-name="T3"> </text:span><text:span text:style-name="T3">datapath</text:span><text:span text:style-name="T3">="</text:span><text:span text:style-name="T3">lesContacts</text:span><text:span text:style-name="T3">:/</text:span><text:span text:style-name="T3">contacts</text:span><text:span text:style-name="T3">/" </text:span><text:span text:style-name="T3">contentdatapath</text:span><text:span text:style-name="T3">="</text:span><text:span text:style-name="T3">personne</text:span><text:span text:style-name="T3">"&gt;</text:span></text:p>
      <text:p text:style-name="P9"><text:span text:style-name="T3">&lt;</text:span><text:span text:style-name="T3">gridtext</text:span><text:span text:style-name="T3"> </text:span><text:span text:style-name="T3">datapath</text:span><text:span text:style-name="T3">="@</text:span><text:span text:style-name="T3">id</text:span><text:span text:style-name="T3">" &gt;</text:span><text:span text:style-name="T3">Id</text:span><text:span text:style-name="T3">&lt;/</text:span><text:span text:style-name="T3">gridtext</text:span><text:span text:style-name="T3">&gt;</text:span></text:p>
      <text:p text:style-name="P10"><text:span text:style-name="T3">&lt;</text:span><text:span text:style-name="T3">gridtext</text:span><text:span text:style-name="T3"> </text:span><text:span text:style-name="T3">datapath</text:span><text:span text:style-name="T3">="@</text:span><text:span text:style-name="T3">nom</text:span><text:span text:style-name="T3">" &gt;</text:span><text:span text:style-name="T3">Nom</text:span><text:span text:style-name="T3">&lt;/</text:span><text:span text:style-name="T3">gridtext</text:span><text:span text:style-name="T3">&gt;</text:span></text:p>
      <text:p text:style-name="P4"><text:span text:style-name="T3"><text:s/>&lt;/</text:span><text:span text:style-name="T3">grid</text:span><text:span text:style-name="T3">&gt;</text:span></text:p>
      <text:h text:style-name="P11" text:outline-level="10"><text:bookmark-start text:name="h.bcuhujllxpq"/>Question<text:bookmark-end text:name="h.bcuhujllxpq"/> 3 et 4</text:h>
      <text:p text:style-name="P7">Il y a peu de choses à expliquer dans la question 3, nous sommes bien guidés par le sujet du TP. La question 4 et quasiment identique à la question 3. Il suffit juste d’ajouter l’attribut <text:span text:style-name="T2">editable</text:span><text:span text:style-name="T2">=”</text:span><text:span text:style-name="T2">false</text:span><text:span text:style-name="T2">” </text:span>à l’élément gridtext des <text:span text:style-name="T2">id</text:span> afin d'empêcher la modification de ceux-ci.</text:p>
      <text:h text:style-name="P12" text:outline-level="10"/>
      <text:h text:style-name="P14" text:outline-level="10"><text:bookmark-start text:name="h.stx1qwbfqi4t"/>Question<text:bookmark-end text:name="h.stx1qwbfqi4t"/> 5</text:h>
      <text:p text:style-name="P7">Pour cette question, il faut remplacer les éléments <text:span text:style-name="T2">text</text:span> par des éléments <text:span text:style-name="T2">edittext</text:span><text:span text:style-name="T2">.</text:span> Il faut également ajouter l’attribut <text:span text:style-name="T2">enabled</text:span><text:span text:style-name="T2">="</text:span><text:span text:style-name="T2">false</text:span><text:span text:style-name="T2">"</text:span> sur l’élément <text:span text:style-name="T2">edittext</text:span> des <text:span text:style-name="T2">id</text:span> afin d'empêcher leur modification.</text:p>
      <text:p text:style-name="P7">La difficulté de la question résidait surtout dans le positionnement des éléments de la vue de détail. En effet, les éléments <text:span text:style-name="T2">edittext</text:span> et <text:span text:style-name="T2">text</text:span> ne font pas la même hauteur. Il y a deux contraintes à respecter : </text:p>
      <text:list xml:id="list696160817" text:style-name="LS1">
        <text:list-item>
          <text:p text:style-name="P15">les éléments <text:span text:style-name="T2">text</text:span> doivent être en face des éléments <text:span text:style-name="T2">editext</text:span> respectifs ;</text:p>
        </text:list-item>
        <text:list-item>
          <text:p text:style-name="P15">les éléments <text:span text:style-name="T2">edittext</text:span> doivent être tous alignés par la gauche.</text:p>
        </text:list-item>
      </text:list>
      <text:p text:style-name="P7">OpenLaszlo ne possède pas par défaut de <text:span text:style-name="T2">layout</text:span> de type “grille”. Nous avons donc utilisé des <text:span text:style-name="T2">view</text:span> pour obtenir l’affichage voulu.</text:p>
      <text:p text:style-name="P7">Une <text:span text:style-name="T2">view</text:span> doit avoir une taille définit et elle contient un élément <text:span text:style-name="T2">text</text:span> ainsi qu’ un champ <text:span text:style-name="T2">edittext</text:span>. Le <text:span text:style-name="T2">text</text:span> est aligné à gauche et <text:span text:style-name="T2">edittext</text:span> à droite. Il faut faire cela pour les quatre champs id, nom, prénom et email.</text:p>
      <text:h text:style-name="P11" text:outline-level="10"><text:bookmark-start text:name="h.xi6ppcznr2x"/>Question<text:bookmark-end text:name="h.xi6ppcznr2x"/> 6</text:h>
      <text:p text:style-name="P4">Arrivé à ce stade, il est très facile de rendre visible ou invisible un boutton, ou bien de changer le contenu d’un label. La principal difficulté résidait dans l’ajout d’une valeur dans le <text:span text:style-name="T2">dataset</text:span>.</text:p>
      <text:p text:style-name="P4">On récupère la racine de notre <text:span text:style-name="T2">dataset</text:span><text:span text:style-name="T2"> </text:span>:</text:p>
      <text:p text:style-name="P6"><text:span text:style-name="T3">var</text:span><text:span text:style-name="T3"> </text:span><text:span text:style-name="T3">dp</text:span><text:span text:style-name="T3"> = </text:span><text:span text:style-name="T3">lesContacts</text:span><text:span text:style-name="T3">.</text:span><text:span text:style-name="T3">getFirstChild</text:span><text:span text:style-name="T3">();</text:span></text:p>
      <text:p text:style-name="P6"/>
      <text:p text:style-name="P6">On créer un nouveau noeud “personne” avec les attributs définit dans le second paramètre du constructeur:</text:p>
      <text:p text:style-name="P4"><text:span text:style-name="T3">var</text:span><text:span text:style-name="T3"> </text:span><text:span text:style-name="T3">node</text:span><text:span text:style-name="T3"> = </text:span><text:span text:style-name="T3">new</text:span><text:span text:style-name="T3"> </text:span><text:span text:style-name="T3">lz</text:span><text:span text:style-name="T3">.</text:span><text:span text:style-name="T3">DataElement</text:span><text:span text:style-name="T3">("</text:span><text:span text:style-name="T3">personne</text:span><text:span text:style-name="T3">",</text:span></text:p>
      <text:p text:style-name="P4"><text:span text:style-name="T3">{"</text:span><text:span text:style-name="T3">id</text:span><text:span text:style-name="T3">":</text:span><text:span text:style-name="T3">editid</text:span><text:span text:style-name="T3">.</text:span><text:span text:style-name="T3">getValue</text:span><text:span text:style-name="T3">(),"</text:span><text:span text:style-name="T3">prenom</text:span><text:span text:style-name="T3">":</text:span><text:span text:style-name="T3">editprenom</text:span><text:span text:style-name="T3">.</text:span><text:span text:style-name="T3">getValue</text:span><text:span text:style-name="T3">(),"</text:span><text:span text:style-name="T3">nom</text:span><text:span text:style-name="T3">": … }</text:span></text:p>
      <text:p text:style-name="P4"/>
      <text:p text:style-name="P4">On ajoute le noeud comme nouveau fils de la racine de notre <text:span text:style-name="T2">dataset</text:span><text:span text:style-name="T2"> </text:span>:</text:p>
      <text:p text:style-name="P4"><text:span text:style-name="T3">dp</text:span><text:span text:style-name="T3">.</text:span><text:span text:style-name="T3">appendChild</text:span><text:span text:style-name="T3">(</text:span><text:span text:style-name="T3">node</text:span><text:span text:style-name="T3">);</text:span></text:p>
      <text:p text:style-name="P4"/>
      <text:p text:style-name="P4">Ce qui est appréciable avec OpenLaszlo, c’est que dès que l’on ajout un noeud à notre <text:span text:style-name="T2">dataset</text:span>, les modification sont directement répercutées sur les élément l’utilisant le <text:span text:style-name="T2">dataset</text:span>, ici la <text:span text:style-name="T2">grid</text:span>.</text:p>
      <text:h text:style-name="P12" text:outline-level="10"/>
      <text:h text:style-name="P14" text:outline-level="10"><text:bookmark-start text:name="h.4e63dpgeyllv"/>Question<text:bookmark-end text:name="h.4e63dpgeyllv"/> 7</text:h>
      <text:p text:style-name="P7">On ajoute la suppression d’une personne à la question 6.</text:p>
      <text:p text:style-name="P7"/>
      <text:p text:style-name="P7">On récupère un pointer sur notre <text:span text:style-name="T2">dataset</text:span>:</text:p>
      <text:p text:style-name="P4"><text:span text:style-name="T3">var</text:span><text:span text:style-name="T3"> </text:span><text:span text:style-name="T3">dp</text:span><text:span text:style-name="T3"> = </text:span><text:span text:style-name="T3">lesContacts</text:span><text:span text:style-name="T3">.</text:span><text:span text:style-name="T3">getPointer</text:span><text:span text:style-name="T3">();</text:span></text:p>
      <text:p text:style-name="P5"/>
      <text:p text:style-name="P4">On positionne notre pointeur sur le noeud à supprimer :</text:p>
      <text:p text:style-name="P4"><text:span text:style-name="T3">dp</text:span><text:span text:style-name="T3">.</text:span><text:span text:style-name="T3">setXPath</text:span><text:span text:style-name="T3">("</text:span><text:span text:style-name="T3">lesContacts</text:span><text:span text:style-name="T3">:/</text:span><text:span text:style-name="T3">contacts</text:span><text:span text:style-name="T3">/</text:span><text:span text:style-name="T3">personne</text:span><text:span text:style-name="T3">[@</text:span><text:span text:style-name="T3">id</text:span><text:span text:style-name="T3">='"+</text:span><text:span text:style-name="T3">id</text:span><text:span text:style-name="T3">+"']/");</text:span></text:p>
      <text:p text:style-name="P5"/>
      <text:p text:style-name="P4">On supprime le noeud :</text:p>
      <text:p text:style-name="P7"><text:span text:style-name="T3">dp</text:span><text:span text:style-name="T3">.</text:span><text:span text:style-name="T3">deleteNode</text:span><text:span text:style-name="T3">()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/>
    <meta:initial-creator/>
    <meta:editing-cycles>2</meta:editing-cycles>
    <meta:document-statistic meta:table-count="1" meta:image-count="0" meta:object-count="0" meta:page-count="3" meta:paragraph-count="48" meta:word-count="513" meta:character-count="3422" meta:non-whitespace-character-count="2956"/>
    <dc:date>2012-01-18T12:02:32</dc:date>
    <meta:editing-duration>PT1M14S</meta:editing-duration>
  </office:meta>
</office:document-meta>
</file>